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762cm"/>
    </style:style>
    <style:style style:name="gr6" style:family="graphic" style:parent-style-name="standard">
      <style:graphic-properties draw:stroke="none" svg:stroke-color="#000000" draw:fill="none" draw:fill-color="#ffffff" fo:min-height="0.508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0.508cm" svg:height="0.508cm" svg:x="10.246cm" svg:y="6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508cm" svg:height="0.508cm" svg:x="9.23cm" svg:y="5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429cm" svg:height="3.429cm" draw:transform="skewX (-0.00296705972839036) translate (8.712cm 2.874cm)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2.897cm" svg:height="4.275cm" draw:transform="skewX (-0.365646478292812) rotate (-0.32969269570173) translate (8.8383538992887cm 1.95957677763154cm)" svg:viewBox="0 0 2898 4276" svg:d="M1145 4276c265-101 550-27 781-356 198-281 370-580 570-849 201-271 285-655 330-1037 43-365 126-751 21-1108-92-314-78-1009-434-918-257 66-472 371-581 774-116 423-527 294-793 423-244 118-546 277-759 85-471-425-172 433-232 617-185 570 206 756 481 795 328 46 254 611 282 935l175 410 77 131z">
          <text:p text:style-name="P1"><text:span text:style-name="T1">Reality</text:span></text:p>
        </draw:path>
        <draw:frame draw:style-name="gr5" draw:text-style-name="P4" draw:layer="layout" svg:width="12.446cm" svg:height="1.119cm" svg:x="4.302cm" svg:y="1.659cm">
          <draw:text-box>
            <text:p><text:span text:style-name="T1">Blue circle is our perception model</text:span></text:p>
          </draw:text-box>
        </draw:frame>
        <draw:frame draw:style-name="gr6" draw:text-style-name="P5" xml:id="id1" draw:id="id1" draw:layer="layout" svg:width="4.032cm" svg:height="1.204cm" svg:x="2.905cm" svg:y="5.513cm">
          <draw:text-box>
            <text:p><text:span text:style-name="T2">Delusion</text:span></text:p>
          </draw:text-box>
        </draw:frame>
        <draw:frame draw:style-name="gr7" draw:text-style-name="P4" xml:id="id3" draw:id="id3" draw:layer="layout" svg:width="4.216cm" svg:height="1.119cm" svg:x="13.04cm" svg:y="6.942cm">
          <draw:text-box>
            <text:p><text:span text:style-name="T1">Blind Spot</text:span></text:p>
          </draw:text-box>
        </draw:frame>
        <draw:connector draw:style-name="gr8" draw:text-style-name="P1" draw:layer="layout" draw:type="curve" svg:x1="6.937cm" svg:y1="6.115cm" svg:x2="9.23cm" svg:y2="5.291cm" draw:start-shape="id1" draw:start-glue-point="1" draw:end-shape="id2" draw:end-glue-point="6" svg:d="M6937 6115c1719 0 573-824 2293-824" svg:viewBox="0 0 2294 825">
          <text:p/>
        </draw:connector>
        <draw:connector draw:style-name="gr8" draw:text-style-name="P1" draw:layer="layout" draw:type="curve" svg:x1="13.04cm" svg:y1="7.501cm" svg:x2="10.68cm" svg:y2="6.614cm" draw:start-shape="id3" draw:start-glue-point="3" draw:end-shape="id4" draw:end-glue-point="9" svg:d="M13040 7501c-1713 0-533-887-2360-887" svg:viewBox="0 0 2361 8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729fc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e_20_1"/>
      <style:text-properties fo:color="#ff3333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4T15:36:03.841431773</meta:creation-date>
    <dc:date>2017-04-03T19:55:33.983970166</dc:date>
    <meta:editing-duration>PT55M7S</meta:editing-duration>
    <meta:editing-cycles>6</meta:editing-cycles>
    <meta:generator>LibreOffice/4.2.8.2$Linux_X86_64 LibreOffice_project/420m0$Build-2</meta:generator>
    <meta:document-statistic meta:object-count="9"/>
  </office:meta>
</office:document-meta>
</file>